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WebSocketHandlerDecoratorTests.afterConnectio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WebSocketHandlerDecoratorTests.handleTranspor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WebSocketHandlerDecoratorTests.afterConnectionEsta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WebSocketHandlerDecoratorTests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